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909f" officeooo:paragraph-rsid="0007909f"/>
    </style:style>
    <style:style style:name="P2" style:family="paragraph" style:parent-style-name="Text_20_body">
      <style:text-properties officeooo:rsid="00091cbc" officeooo:paragraph-rsid="00091cbc"/>
    </style:style>
    <style:style style:name="P3" style:family="paragraph" style:parent-style-name="Standard">
      <style:text-properties officeooo:rsid="0007909f" officeooo:paragraph-rsid="00091cbc"/>
    </style:style>
    <style:style style:name="P4" style:family="paragraph" style:parent-style-name="Heading_20_3">
      <style:text-properties officeooo:rsid="00091cbc" officeooo:paragraph-rsid="00091c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#include &lt;stdio.h&gt;</text:h>
      <text:p text:style-name="P2">void towerOfHanoi(int n, char fromrod, char torod, char auxrod)</text:p>
      <text:p text:style-name="P2">{</text:p>
      <text:p text:style-name="P2"><text:s text:c="4"/>if (n == 1)</text:p>
      <text:p text:style-name="P2"><text:s text:c="4"/>{</text:p>
      <text:p text:style-name="P2"><text:s text:c="8"/>printf("\n Move disk 1 from rod %c to rod %c", fromrod, torod);</text:p>
      <text:p text:style-name="P2"><text:s text:c="8"/>return;</text:p>
      <text:p text:style-name="P2"><text:s text:c="4"/>}</text:p>
      <text:p text:style-name="P2"><text:s text:c="4"/>towerOfHanoi(n-1, fromrod, auxrod, torod);</text:p>
      <text:p text:style-name="P2"><text:s text:c="4"/>printf("\n Move disk %d from rod %c to rod %c", n, fromrod, torod);</text:p>
      <text:p text:style-name="P2"><text:s text:c="4"/>towerOfHanoi(n-1, auxrod, torod, fromrod);</text:p>
      <text:p text:style-name="P2">}</text:p>
      <text:p text:style-name="P2"/>
      <text:p text:style-name="P2">int main()</text:p>
      <text:p text:style-name="P2">{</text:p>
      <text:p text:style-name="P2"><text:s text:c="4"/>int n = 4; // Number of disks</text:p>
      <text:p text:style-name="P2"><text:s text:c="4"/>towerOfHanoi(n, 'A', 'C', 'B'); </text:p>
      <text:p text:style-name="P2"><text:s text:c="4"/>return 0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1:41:47.324526481</meta:creation-date>
    <dc:date>2016-07-10T12:01:23.029502095</dc:date>
    <meta:editing-duration>P0D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18" meta:word-count="71" meta:character-count="451" meta:non-whitespace-character-count="345"/>
  </office:meta>
</office:document-meta>
</file>